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C932132CAD3976BA7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304cm"/>
    </style:style>
    <style:style style:name="gr2" style:family="graphic" style:parent-style-name="standard">
      <style:graphic-properties draw:stroke="none" draw:fill="none" fo:min-height="2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2b511a" draw:marker-start-width="0.5cm" draw:marker-end-width="0.5cm" draw:fill="none" draw:textarea-horizontal-align="justify" draw:textarea-vertical-align="middle" draw:auto-grow-height="false" fo:min-height="0.05cm" fo:min-width="2.124cm" fo:padding-top="0.175cm" fo:padding-bottom="0.175cm" fo:padding-left="0.3cm" fo:padding-right="0.3cm"/>
    </style:style>
    <style:style style:name="pr1" style:family="presentation" style:parent-style-name="BrightBlue-notes">
      <style:graphic-properties draw:fill-color="#ffffff" fo:min-height="14cm"/>
    </style:style>
    <style:style style:name="pr2" style:family="presentation" style:parent-style-name="BrightBlue-subtitle">
      <style:graphic-properties draw:fill-color="#ffffff" fo:min-height="1.334cm"/>
    </style:style>
    <style:style style:name="pr3" style:family="presentation" style:parent-style-name="BrightBlue-subtitle" style:list-style-name="L3">
      <style:graphic-properties draw:fill-color="#ffffff" fo:min-height="5.4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/>
      <style:paragraph-properties fo:text-align="center"/>
      <style:text-properties fo:font-size="28pt"/>
    </style:style>
    <style:style style:name="P3" style:family="paragraph">
      <style:paragraph-properties fo:text-align="center"/>
      <style:text-properties fo:font-size="32pt" style:text-underline-style="none" fo:font-weight="bold"/>
    </style:style>
    <style:style style:name="P4" style:family="paragraph">
      <loext:graphic-properties draw:fill="none"/>
      <style:paragraph-properties fo:text-align="center"/>
      <style:text-properties fo:font-size="32pt" style:text-underline-style="none"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fo:font-weight="bold"/>
    </style:style>
    <style:style style:name="P7" style:family="paragraph">
      <loext:graphic-properties draw:fill-color="#ffffff"/>
      <style:text-properties fo:font-size="22pt" fo:font-weight="bold"/>
    </style:style>
    <style:style style:name="P8" style:family="paragraph">
      <style:paragraph-properties fo:text-align="justify"/>
      <style:text-properties fo:font-size="22pt"/>
    </style:style>
    <style:style style:name="P9" style:family="paragraph">
      <loext:graphic-properties draw:fill-color="#ffffff"/>
      <style:paragraph-properties fo:text-align="justify"/>
      <style:text-properties fo:font-size="22pt"/>
    </style:style>
    <style:style style:name="P10" style:family="paragraph">
      <style:text-properties fo:font-size="22p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182f7c" fo:font-style="italic" style:font-style-asian="italic" style:font-style-complex="italic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draw:style-name="gr1" draw:text-style-name="P2" draw:layer="layout" svg:width="10.152cm" svg:height="3.554cm" svg:x="9.648cm" svg:y="10.347cm">
          <draw:text-box>
            <text:p text:style-name="P1"><text:span text:style-name="T1">Mileydis Suárez H.</text:span></text:p>
            <text:p text:style-name="P1"><text:span text:style-name="T1">Carlos A. Saavedra</text:span></text:p>
          </draw:text-box>
        </draw:frame>
        <draw:frame draw:style-name="gr2" draw:text-style-name="P4" draw:layer="layout" svg:width="9.066cm" svg:height="2.453cm" svg:x="9.8cm" svg:y="1.547cm">
          <draw:text-box>
            <text:p text:style-name="P3"><text:span text:style-name="T2">DivingPla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text-style-name="P7" draw:layer="layout" svg:width="6.2cm" svg:height="1.334cm" svg:x="0cm" svg:y="5.9cm" presentation:class="subtitle" presentation:user-transformed="true">
          <draw:text-box>
            <text:p text:style-name="P6"><text:span text:style-name="T3">Objetivos:</text:span></text:p>
          </draw:text-box>
        </draw:frame>
        <draw:frame presentation:style-name="pr3" draw:text-style-name="P9" draw:layer="layout" svg:width="24cm" svg:height="5.4cm" svg:x="2.2cm" svg:y="8.3cm">
          <draw:text-box>
            <text:list text:style-name="L3">
              <text:list-item>
                <text:list>
                  <text:list-item>
                    <text:p text:style-name="P8"><text:span text:style-name="T3">Consolidar los conocimientos adquiridos en las tres últimas semanas.</text:span></text:p>
                  </text:list-item>
                </text:list>
                <text:p text:style-name="P8"><text:span text:style-name="T3"/></text:p>
                <text:list>
                  <text:list-item text:start-value="1">
                    <text:p text:style-name="P8"><text:span text:style-name="T3">Crear una aplicación para el registro de lugares de buceo, tanto como bitácora personar como referencia para otros buzos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066cm" svg:height="2.453cm" svg:x="9.8cm" svg:y="1.548cm">
          <draw:text-box>
            <text:p text:style-name="P3"><text:span text:style-name="T2">DivingPla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text-style-name="P7" draw:layer="layout" svg:width="6.2cm" svg:height="1.334cm" svg:x="0cm" svg:y="5.2cm">
          <draw:text-box>
            <text:p text:style-name="P6"><text:span text:style-name="T3">Modelos:</text:span></text:p>
          </draw:text-box>
        </draw:frame>
        <draw:frame presentation:style-name="pr2" draw:text-style-name="P11" draw:layer="layout" svg:width="6.2cm" svg:height="1.334cm" svg:x="10.8cm" svg:y="6.966cm">
          <draw:text-box>
            <text:p text:style-name="P10"><text:span text:style-name="T3">User</text:span></text:p>
          </draw:text-box>
        </draw:frame>
        <draw:frame presentation:style-name="pr2" draw:text-style-name="P11" draw:layer="layout" svg:width="6.2cm" svg:height="1.334cm" svg:x="5cm" svg:y="11.933cm">
          <draw:text-box>
            <text:p text:style-name="P10"><text:span text:style-name="T3">Dive</text:span></text:p>
          </draw:text-box>
        </draw:frame>
        <draw:frame presentation:style-name="pr2" draw:text-style-name="P11" draw:layer="layout" svg:width="6.2cm" svg:height="1.334cm" svg:x="16.9cm" svg:y="12.133cm">
          <draw:text-box>
            <text:p text:style-name="P10"><text:span text:style-name="T3">Comment</text:span></text:p>
          </draw:text-box>
        </draw:frame>
        <draw:custom-shape draw:style-name="gr4" draw:text-style-name="P12" draw:layer="layout" svg:width="3.4cm" svg:height="0.8cm" svg:x="12.2cm" svg:y="12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2" draw:layer="layout" svg:width="3.4cm" svg:height="0.8cm" draw:transform="rotate (0.760963553869528) translate (8.793cm 10.68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2" draw:layer="layout" svg:width="3.4cm" svg:height="0.8cm" draw:transform="rotate (-0.642281164733913) translate (16.178cm 8.4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4" draw:layer="layout" svg:width="9.066cm" svg:height="2.453cm" svg:x="9.8cm" svg:y="1.549cm">
          <draw:text-box>
            <text:p text:style-name="P3"><text:span text:style-name="T2">DivingPla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title">
      <style:graphic-properties fo:min-height="2.6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paragraph-properties fo:text-align="center"/>
      <style:text-properties fo:color="#182f7c" fo:font-style="italic" style:text-underline-style="solid" style:text-underline-width="auto" style:text-underline-color="font-color" style:font-style-asian="italic" style:font-style-complex="italic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presentation:style-name="BrightBlue-title" draw:layer="backgroundobjects" svg:width="19.5cm" svg:height="2.6cm" svg:x="1.5cm" svg:y="0.8cm" presentation:class="title" presentation:placeholder="true">
        <draw:text-box/>
      </draw:frame>
      <draw:frame presentation:style-name="BrightBlue-outline1" draw:layer="backgroundobjects" svg:width="25.2cm" svg:height="9.134cm" svg:x="1.6cm" svg:y="3.6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2" draw:text-style-name="MP7" draw:layer="backgroundobjects" svg:width="11.8cm" svg:height="2.6cm" svg:x="8.5cm" svg:y="5.4cm" presentation:class="title" presentation:user-transformed="true">
        <draw:text-box>
          <text:p/>
        </draw:text-box>
      </draw:frame>
      <draw:frame draw:style-name="Mgr3" draw:text-style-name="MP8" draw:layer="backgroundobjects" svg:width="2.891cm" svg:height="2.905cm" svg:x="2.809cm" svg:y="0.89cm">
        <draw:image xlink:href="Pictures/10000000000000C8000000C932132CAD3976BA70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08:30:11.612166217</meta:creation-date>
    <meta:editing-duration>PT28M47S</meta:editing-duration>
    <meta:editing-cycles>5</meta:editing-cycles>
    <meta:generator>LibreOffice/6.0.7.3$Linux_X86_64 LibreOffice_project/00m0$Build-3</meta:generator>
    <dc:title>Bright Blue</dc:title>
    <dc:date>2019-02-15T09:38:05.339394984</dc:date>
    <meta:document-statistic meta:object-count="42"/>
  </office:meta>
</office:document-meta>
</file>